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" svg:font-family="Arial" style:font-adornments="Félkövér" style:font-family-generic="swiss" style:font-pitch="variable"/>
  </office:font-face-decls>
  <office:automatic-styles>
    <style:style style:name="Táblázat19" style:family="table">
      <style:table-properties style:width="16.903cm" fo:margin-left="0.104cm" fo:margin-right="-0.007cm" fo:margin-top="0.499cm" fo:margin-bottom="0.499cm" table:align="margins"/>
    </style:style>
    <style:style style:name="Táblázat19.A" style:family="table-column">
      <style:table-column-properties style:column-width="2.688cm" style:rel-column-width="10422*"/>
    </style:style>
    <style:style style:name="Táblázat19.B" style:family="table-column">
      <style:table-column-properties style:column-width="6.507cm" style:rel-column-width="25228*"/>
    </style:style>
    <style:style style:name="Táblázat19.C" style:family="table-column">
      <style:table-column-properties style:column-width="4.486cm" style:rel-column-width="17394*"/>
    </style:style>
    <style:style style:name="Táblázat19.D" style:family="table-column">
      <style:table-column-properties style:column-width="3.223cm" style:rel-column-width="12491*"/>
    </style:style>
    <style:style style:name="Táblázat19.A1" style:family="table-cell">
      <style:table-cell-properties style:vertical-align="middle"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19.D1" style:family="table-cell">
      <style:table-cell-properties style:vertical-align="middle" fo:background-color="#cccccc" fo:padding="0.097cm" fo:border="0.002cm solid #000000">
        <style:background-image/>
      </style:table-cell-properties>
    </style:style>
    <style:style style:name="Táblázat19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D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9.A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19.D3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0" style:family="table">
      <style:table-properties style:width="15.302cm" fo:margin-left="0.104cm" fo:margin-right="1.316cm" fo:margin-top="0.499cm" fo:margin-bottom="0.499cm" table:align="margins"/>
    </style:style>
    <style:style style:name="Táblázat20.A" style:family="table-column">
      <style:table-column-properties style:column-width="3.373cm" style:rel-column-width="14445*"/>
    </style:style>
    <style:style style:name="Táblázat20.B" style:family="table-column">
      <style:table-column-properties style:column-width="11.929cm" style:rel-column-width="51090*"/>
    </style:style>
    <style:style style:name="Táblázat20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áblázat20.B1" style:family="table-cell">
      <style:table-cell-properties fo:background-color="#cccccc" fo:padding="0.097cm" fo:border="0.002cm solid #000000">
        <style:background-image/>
      </style:table-cell-properties>
    </style:style>
    <style:style style:name="Táblázat20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áblázat20.B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20.A3" style:family="table-cell">
      <style:table-cell-properties style:vertical-align="middle"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áblázat20.B3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_5b_RPG_5d__20_Táblázattartalom_20_-_20_saját_20_-_20_1">
      <style:text-properties style:use-window-font-color="true" fo:font-weight="bold" style:font-weight-asian="bold" style:font-weight-complex="bold"/>
    </style:style>
    <style:style style:name="P4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style:font-weight-asian="normal" style:font-weight-complex="normal"/>
    </style:style>
    <style:style style:name="P5" style:family="paragraph" style:parent-style-name="_5b_RPG_5d__20_Táblázattartalom_20_-_20_saját_20_-_20_1">
      <style:paragraph-properties fo:text-align="center" style:justify-single-word="false"/>
      <style:text-properties style:use-window-font-color="true" fo:font-weight="normal" style:font-weight-asian="normal" style:font-weight-complex="normal"/>
    </style:style>
    <style:style style:name="P6" style:family="paragraph" style:parent-style-name="_5b_RPG_5d__20_Táblázattartalom_20_-_20_saját_20_-_20_1">
      <style:paragraph-properties fo:text-align="start" style:justify-single-word="false"/>
      <style:text-properties style:use-window-font-color="true" fo:font-weight="normal" fo:background-color="transparent" style:font-weight-asian="normal" style:font-weight-complex="normal"/>
    </style:style>
    <style:style style:name="P7" style:family="paragraph" style:parent-style-name="_5b_RPG_5d__20_Táblázattartalom_20_-_20_fejléc">
      <style:text-properties style:use-window-font-color="true"/>
    </style:style>
    <style:style style:name="P8" style:family="paragraph" style:parent-style-name="Text_20_body">
      <style:text-properties fo:background-color="transparent"/>
    </style:style>
    <style:style style:name="P9" style:family="paragraph" style:parent-style-name="Text_20_body">
      <style:text-properties style:font-name="FreeSerif5" fo:font-size="10pt" style:font-size-asian="10pt" style:font-size-complex="10pt"/>
    </style:style>
    <style:style style:name="P10" style:family="paragraph" style:parent-style-name="Text_20_body">
      <style:text-properties style:text-underline-style="solid" style:text-underline-width="auto" style:text-underline-color="font-color"/>
    </style:style>
    <style:style style:name="P11" style:family="paragraph" style:parent-style-name="Text_20_body">
      <style:text-properties fo:font-size="9pt" style:text-underline-style="none" style:font-size-asian="9pt" style:font-size-complex="9pt"/>
    </style:style>
    <style:style style:name="P12" style:family="paragraph" style:parent-style-name="Text_20_body">
      <style:paragraph-properties fo:break-before="page"/>
      <style:text-properties style:text-underline-style="solid" style:text-underline-width="auto" style:text-underline-color="font-color"/>
    </style:style>
    <style:style style:name="P13" style:family="paragraph" style:parent-style-name="Text_20_body" style:list-style-name="L1"/>
    <style:style style:name="P14" style:family="paragraph" style:parent-style-name="Heading_20_4" style:master-page-name="First_20_Page">
      <style:text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fo:background-color="transparent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line-through-style="none" style:font-name="FreeSerif5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T7" style:family="text">
      <style:text-properties fo:background-color="transparent"/>
    </style:style>
    <style:style style:name="T8" style:family="text">
      <style:text-properties style:use-window-font-color="true" fo:font-weight="normal" fo:background-color="transparent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4">Etikett</text:h>
      <text:p text:style-name="Text_20_body"><text:span text:style-name="T1">Próba: </text:span><text:span text:style-name="T2">dobható</text:span></text:p>
      <text:p text:style-name="Text_20_body"><text:span text:style-name="T1">Domináns Tulajdonságok</text:span>: Fogékonyság, Intelligencia, <text:span text:style-name="T7">Önuralom, Emlékezet</text:span></text:p>
      <text:p text:style-name="Text_20_body"><text:span text:style-name="T1">Leírás</text:span>: <text:span text:style-name="T7">Hogy kell köszönteni a nemesi vendégeket, hogyan kell udvariasan hárítani egy meghívást, mi számít könnyed tréfának és mi halálos sértésnek? Egy adott kultúrkör etikettjében jártas egyén jól elboldogul a fenti problémákkal. A képzettség tehát nem más, mint a nemesi környezetben való érvényesülés képessége.</text:span></text:p>
      <text:p text:style-name="Text_20_body"><text:span text:style-name="T1">Kapcsolódó fortélyok</text:span>: <text:span text:style-name="T7">-</text:span></text:p>
      <text:p text:style-name="P8"><text:span text:style-name="T3">Biztos tudás, követelmények</text:span>:</text:p>
      <table:table table:name="Táblázat19" table:style-name="Táblázat19">
        <table:table-column table:style-name="Táblázat19.A"/>
        <table:table-column table:style-name="Táblázat19.B"/>
        <table:table-column table:style-name="Táblázat19.C"/>
        <table:table-column table:style-name="Táblázat19.D"/>
        <table:table-header-rows>
          <table:table-row>
            <table:table-cell table:style-name="Táblázat19.A1" office:value-type="string">
              <text:p text:style-name="P7">Képzettség Szint</text:p>
            </table:table-cell>
            <table:table-cell table:style-name="Táblázat19.A1" office:value-type="string">
              <text:p text:style-name="P7">Biztos tudás</text:p>
            </table:table-cell>
            <table:table-cell table:style-name="Táblázat19.A1" office:value-type="string">
              <text:p text:style-name="P7">Speciális <text:line-break/><text:span text:style-name="T5">(tanulható fortély, különleges <text:s/>képesség)</text:span></text:p>
            </table:table-cell>
            <table:table-cell table:style-name="Táblázat19.D1" office:value-type="string">
              <text:p text:style-name="P7">Követelmény</text:p>
            </table:table-cell>
          </table:table-row>
        </table:table-header-rows>
        <table:table-row>
          <table:table-cell table:style-name="Táblázat19.A2" office:value-type="string">
            <text:p text:style-name="P3">Novícius (3)</text:p>
          </table:table-cell>
          <table:table-cell table:style-name="Táblázat19.A2" office:value-type="string">
            <text:p text:style-name="P6">Alapvető bejelentési, társalgási formulák ismerete. Tudja, mikor hallgasson.</text:p>
            <text:p text:style-name="P4"><text:span text:style-name="T3">Példa</text:span>: <text:span text:style-name="T8">Kezdő udvaronc</text:span></text:p>
          </table:table-cell>
          <table:table-cell table:style-name="Táblázat19.A2" office:value-type="string">
            <text:p text:style-name="P5">-</text:p>
          </table:table-cell>
          <table:table-cell table:style-name="Táblázat19.D2" office:value-type="string">
            <text:p text:style-name="P5">Fogékonyság: 0</text:p>
          </table:table-cell>
        </table:table-row>
        <table:table-row>
          <table:table-cell table:style-name="Táblázat19.A3" office:value-type="string">
            <text:p text:style-name="P3">Kismester (6)</text:p>
          </table:table-cell>
          <table:table-cell table:style-name="Táblázat19.A3" office:value-type="string">
            <text:p text:style-name="P6">Bevonulási, bejelentési, köszöntő és udvarlási formulák lexikális ismerete.</text:p>
            <text:p text:style-name="P4"><text:span text:style-name="T3">Példa</text:span>: <text:span text:style-name="T7">Ifjú kardnemes.</text:span></text:p>
          </table:table-cell>
          <table:table-cell table:style-name="Táblázat19.A3" office:value-type="string">
            <text:p text:style-name="P5">-</text:p>
          </table:table-cell>
          <table:table-cell table:style-name="Táblázat19.D3" office:value-type="string">
            <text:p text:style-name="P5">Intelligencia: 0</text:p>
            <text:p text:style-name="P5">Fogékonyság: +1</text:p>
          </table:table-cell>
        </table:table-row>
        <table:table-row>
          <table:table-cell table:style-name="Táblázat19.A2" office:value-type="string">
            <text:p text:style-name="P3">Mester (9)</text:p>
          </table:table-cell>
          <table:table-cell table:style-name="Táblázat19.A2" office:value-type="string">
            <text:p text:style-name="P6">Ismeri és érzi a nemesi társaság hangulatának változásait.</text:p>
            <text:p text:style-name="P4"><text:span text:style-name="T3">Példa</text:span>: <text:span text:style-name="T7">Pallérozott nemes, apró hercegség udvarmestere.</text:span></text:p>
          </table:table-cell>
          <table:table-cell table:style-name="Táblázat19.A2" office:value-type="string">
            <text:p text:style-name="P5">-</text:p>
          </table:table-cell>
          <table:table-cell table:style-name="Táblázat19.D2" office:value-type="string">
            <text:p text:style-name="P5">Intelligencia: +1</text:p>
            <text:p text:style-name="P5">Fogékonyság: +2</text:p>
          </table:table-cell>
        </table:table-row>
        <table:table-row>
          <table:table-cell table:style-name="Táblázat19.A3" office:value-type="string">
            <text:p text:style-name="P3">Nagymester (12)</text:p>
          </table:table-cell>
          <table:table-cell table:style-name="Táblázat19.A3" office:value-type="string">
            <text:p text:style-name="P6">Már nem csak a hangulat megváltozását, hanem a tömeg igényeit is érzékeli, így jókor képes azt manipulálni.</text:p>
            <text:p text:style-name="P4"><text:span text:style-name="T3">Példa</text:span>:<text:span text:style-name="T7"> Tapasztalt bálozó, öreg róka. Udvari ceremóniamester.</text:span></text:p>
          </table:table-cell>
          <table:table-cell table:style-name="Táblázat19.A3" office:value-type="string">
            <text:p text:style-name="P5">-</text:p>
          </table:table-cell>
          <table:table-cell table:style-name="Táblázat19.D3" office:value-type="string">
            <text:p text:style-name="P5">Intelligencia: +2</text:p>
            <text:p text:style-name="P5">Fogékonyság: +3</text:p>
          </table:table-cell>
        </table:table-row>
        <table:table-row>
          <table:table-cell table:style-name="Táblázat19.A2" office:value-type="string">
            <text:p text:style-name="P3">Élő legenda (15)</text:p>
          </table:table-cell>
          <table:table-cell table:style-name="Táblázat19.A2" office:value-type="string">
            <text:p text:style-name="P6">Puszta jelenlétével megfélemlíti azt aki hallott már róla. Hírneve egy olyan fegyver, ami miatt a legtöbb konfliktust nyerő helyzetből kezdhet.</text:p>
            <text:p text:style-name="P4"><text:span text:style-name="T3">Példa</text:span>: <text:span text:style-name="T7">Legendás szarkavaró. Rettegik, tisztelik... és gyűlölik.</text:span></text:p>
          </table:table-cell>
          <table:table-cell table:style-name="Táblázat19.A2" office:value-type="string">
            <text:p text:style-name="P5">-</text:p>
          </table:table-cell>
          <table:table-cell table:style-name="Táblázat19.D2" office:value-type="string">
            <text:p text:style-name="P5">Intelligencia: +2</text:p>
            <text:p text:style-name="P5">Fogékonyság: +4</text:p>
          </table:table-cell>
        </table:table-row>
      </table:table>
      <text:p text:style-name="P10"/>
      <text:p text:style-name="P11">( Lapozz )</text:p>
      <text:p text:style-name="P12">Próbák:</text:p>
      <table:table table:name="Táblázat20" table:style-name="Táblázat20">
        <table:table-column table:style-name="Táblázat20.A"/>
        <table:table-column table:style-name="Táblázat20.B"/>
        <table:table-header-rows>
          <table:table-row>
            <table:table-cell table:style-name="Táblázat20.A1" office:value-type="string">
              <text:p text:style-name="P7">Célszám</text:p>
            </table:table-cell>
            <table:table-cell table:style-name="Táblázat20.B1" office:value-type="string">
              <text:p text:style-name="P7">Példa</text:p>
            </table:table-cell>
          </table:table-row>
        </table:table-header-rows>
        <table:table-row>
          <table:table-cell table:style-name="Táblázat20.A2" office:value-type="string">
            <text:p text:style-name="P3"><text:span text:style-name="T6">Könnyű (</text:span>6)</text:p>
          </table:table-cell>
          <table:table-cell table:style-name="Táblázat20.B2" office:value-type="string">
            <text:p text:style-name="P4">Forma szerint bejelenteni a nemesi párt.</text:p>
          </table:table-cell>
        </table:table-row>
        <table:table-row>
          <table:table-cell table:style-name="Táblázat20.A3" office:value-type="string">
            <text:p text:style-name="P3"><text:span text:style-name="T6">Átlagos</text:span> (9)</text:p>
          </table:table-cell>
          <table:table-cell table:style-name="Táblázat20.B3" office:value-type="string">
            <text:p text:style-name="P4">Forma szerint bejelenteni az ellenséges országból érkező követeket, pár mondatos bájcsevegést folytatni velük.</text:p>
          </table:table-cell>
        </table:table-row>
        <table:table-row>
          <table:table-cell table:style-name="Táblázat20.A2" office:value-type="string">
            <text:p text:style-name="P3"><text:span text:style-name="T6">Nehéz</text:span> (12)</text:p>
          </table:table-cell>
          <table:table-cell table:style-name="Táblázat20.B2" office:value-type="string">
            <text:p text:style-name="P4">Saját kultúrán belül mindenkivel rangjához illő formulákkal, szófordulatokat kommunikálni a teljes könnyedség látszatával, véletlen sértések elkerülésével.</text:p>
          </table:table-cell>
        </table:table-row>
        <table:table-row>
          <table:table-cell table:style-name="Táblázat20.A3" office:value-type="string">
            <text:p text:style-name="P3"><text:span text:style-name="T6">Nagyon nehéz</text:span> (15)</text:p>
          </table:table-cell>
          <table:table-cell table:style-name="Táblázat20.B3" office:value-type="string">
            <text:p text:style-name="P4">Idegen kultúrába csöppenve elkerülni a sértéseket.</text:p>
            <text:p text:style-name="P4">Nemesi bálon hárítani a szóbeli rejtett támadásokat. </text:p>
            <text:p text:style-name="P4">Szándékos bárbaj provokációt presztízsveszteség nélkül hárítani.</text:p>
          </table:table-cell>
        </table:table-row>
        <table:table-row>
          <table:table-cell table:style-name="Táblázat20.A2" office:value-type="string">
            <text:p text:style-name="P3"><text:span text:style-name="T6">Rendkívül nehéz</text:span> (18)</text:p>
          </table:table-cell>
          <table:table-cell table:style-name="Táblázat20.B2" office:value-type="string">
            <text:p text:style-name="P4">Toroni vérnászt megnyerni. Több toroni dáma együttes támadását látszólag könnyedén hárítani.</text:p>
          </table:table-cell>
        </table:table-row>
        <table:table-row>
          <table:table-cell table:style-name="Táblázat20.A2" office:value-type="string">
            <text:p text:style-name="P3"><text:span text:style-name="T6">Emberfeletti</text:span> (21)</text:p>
          </table:table-cell>
          <table:table-cell table:style-name="Táblázat20.B2" office:value-type="string">
            <text:p text:style-name="P4">Egy toroni nemesnek – kiről egy napja nyílt titok, hogy lebukott ereni ügynök –, túlélnie egy toroni vérnászt és az egész nemesi bált, sőt még a párbajra hívást is.</text:p>
          </table:table-cell>
        </table:table-row>
      </table:table>
      <text:p text:style-name="P9">Célszámot módosító körülmények:</text:p>
      <text:list text:style-name="L1">
        <text:list-item>
          <text:p text:style-name="P13"><text:span text:style-name="_5b_RPG_5d__20_Áthúzott"><text:span text:style-name="T4">Bódult, részeg állapotban: + [1-6]</text:span></text:span></text:p>
        </text:list-item>
      </text:list>
      <text:p text:style-name="Text_20_body"><text:span text:style-name="_5b_RPG_5d__20_Áthúzot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TimesNewRomanPSMT" svg:font-family="TimesNewRomanPSMT" style:font-family-generic="roman"/>
    <style:font-face style:name="Bitstream Vera Sans Mono" svg:font-family="'Bitstream Vera Sans Mono'" style:font-family-generic="modern" style:font-pitch="fixed"/>
    <style:font-face style:name="Cumberland" svg:font-family="Cumberland, 'Courier New', 'Luxi Mono', Courier, 'Lucida Sans Typewriter', 'Lucida Typewriter', Monaco, Monospaced" style:font-family-generic="modern" style:font-pitch="fixed"/>
    <style:font-face style:name="Berylium" svg:font-family="Berylium" style:font-adornments="Dőlt" style:font-pitch="variable"/>
    <style:font-face style:name="Berylium2" svg:font-family="Berylium" style:font-adornments="Félkövér" style:font-pitch="variable"/>
    <style:font-face style:name="Berylium1" svg:font-family="Berylium" style:font-adornments="Félkövér dőlt" style:font-pitch="variable"/>
    <style:font-face style:name="FreeSerif3" svg:font-family="FreeSerif" style:font-pitch="variable"/>
    <style:font-face style:name="FreeSerif" svg:font-family="FreeSerif" style:font-adornments="Dőlt" style:font-pitch="variable"/>
    <style:font-face style:name="FreeSerif4" svg:font-family="FreeSerif" style:font-adornments="Félkövér" style:font-pitch="variable"/>
    <style:font-face style:name="FreeSerif1" svg:font-family="FreeSerif" style:font-adornments="Félkövér dőlt" style:font-pitch="variable"/>
    <style:font-face style:name="FreeSerif2" svg:font-family="FreeSerif" style:font-adornments="Normál" style:font-pitch="variable"/>
    <style:font-face style:name="Mincho" svg:font-family="Mincho" style:font-pitch="variable"/>
    <style:font-face style:name="Mufferaw" svg:font-family="Mufferaw" style:font-adornments="Félkövér" style:font-pitch="variable"/>
    <style:font-face style:name="Nimbus Sans L" svg:font-family="'Nimbus Sans L'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Thryomanes" svg:font-family="Thryomanes" style:font-adornments="Félkövér" style:font-pitch="variable"/>
    <style:font-face style:name="release" svg:font-family="release" style:font-adornments="Normál" style:font-pitch="variable"/>
    <style:font-face style:name="FreeSerif5" svg:font-family="FreeSerif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adornments="Félkövér" style:font-family-generic="roman" style:font-pitch="variable"/>
    <style:font-face style:name="Arial" svg:font-family="Arial" style:font-adornments="Félkövé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hu" style:country-asian="HU" style:font-size-complex="12pt" style:language-complex="hu" style:country-complex="H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hu" fo:country="HU" style:font-name-asian="Sans Serif" style:font-size-asian="12pt" style:language-asian="hu" style:country-asian="HU" style:font-name-complex="Tahoma" style:font-size-complex="12pt" style:language-complex="hu" style:country-complex="HU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keep-together="always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049cm" fo:text-align="justify" style:justify-single-word="false" fo:widows="2" fo:text-indent="0.199cm" style:auto-text-indent="false"/>
      <style:text-properties style:font-name="FreeSerif" fo:font-size="10pt" fo:font-style="italic"/>
    </style:style>
    <style:style style:name="Text_20_body_20_indent" style:display-name="Text body indent" style:family="paragraph" style:parent-style-name="Text_20_body" style:class="text">
      <style:paragraph-properties fo:margin-left="0.101cm" fo:margin-right="0cm" fo:text-indent="0cm" style:auto-text-indent="false" fo:background-color="transparent">
        <style:tab-stops/>
        <style:background-image/>
      </style:paragraph-properties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shadow="#808080 -0.12cm 0.12cm" fo:keep-with-next="always"/>
      <style:text-properties style:font-name="Berylium" fo:font-size="14pt" fo:font-style="italic" fo:font-weight="bold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1.011cm" fo:break-before="page" fo:background-color="transparent" style:shadow="#808080 -0.18cm 0.18cm">
        <style:drop-cap style:lines="3"/>
        <style:background-image/>
      </style:paragraph-properties>
      <style:text-properties fo:font-variant="small-caps" fo:color="#808080" style:font-name="Thryomanes" fo:font-size="150%" style:text-underline-style="none" fo:font-weight="bold" style:font-size-asian="115%" style:font-weight-asian="bold" style:font-size-complex="115%" style:font-weight-complex="bold" style:text-rotation-angle="0" style:text-rotation-scale="line-height" style:text-scale="150%" style:font-relief="none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72cm" fo:margin-bottom="0.51cm" fo:break-before="page" fo:background-color="transparent" style:shadow="#808080 0.18cm 0.18cm">
        <style:tab-stops/>
        <style:background-image/>
      </style:paragraph-properties>
      <style:text-properties style:font-name="Berylium1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cm" fo:margin-right="0cm" fo:margin-top="0.42cm" fo:margin-bottom="0.31cm" style:register-true="false" fo:text-indent="0cm" style:auto-text-indent="false" style:shadow="#808080 -0.079cm 0.079cm"/>
      <style:text-properties style:font-name="Berylium2" fo:font-size="14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left="0.101cm" fo:margin-right="0cm" fo:margin-top="0.55cm" fo:margin-bottom="0.21cm" fo:text-indent="0cm" style:auto-text-indent="false" fo:background-color="transparent" fo:padding="0cm" fo:border="none" style:shadow="#c0c0c0 0.049cm 0.049cm" text:number-lines="false" text:line-number="0">
        <style:tab-stops/>
        <style:background-image/>
      </style:paragraph-properties>
      <style:text-properties style:font-name="FreeSerif1" fo:font-size="9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0.15cm" fo:margin-right="0cm" fo:margin-top="0.42cm" fo:margin-bottom="0.21cm" fo:hyphenation-ladder-count="no-limit" fo:text-indent="0cm" style:auto-text-indent="false" fo:background-color="transparent" fo:padding="0cm" fo:border-left="none" fo:border-right="none" fo:border-top="none" fo:border-bottom="0.018cm solid #000000" style:shadow="none" text:number-lines="true" text:line-number="0">
        <style:tab-stops/>
        <style:background-image/>
      </style:paragraph-properties>
      <style:text-properties style:font-name="FreeSerif" fo:font-size="90%" fo:font-style="italic" fo:font-weight="normal" style:font-size-asian="85%" style:font-weight-asian="bold" style:font-size-complex="85%" style:font-weight-complex="bold" fo:hyphenate="true" fo:hyphenation-remain-char-count="2" fo:hyphenation-push-char-count="2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release" fo:font-size="7pt" fo:font-weight="normal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erif2" fo:font-size="16pt" fo:font-style="normal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FreeSerif2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FreeSerif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FreeSerif2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style:font-name="FreeSerif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  <style:text-properties style:font-name="FreeSerif2"/>
    </style:style>
    <style:style style:name="Title" style:family="paragraph" style:parent-style-name="Heading" style:next-style-name="Subtitle" style:class="chapter">
      <style:paragraph-properties fo:text-align="center" style:justify-single-word="false" style:shadow="none" style:vertical-align="middle">
        <style:tab-stops/>
      </style:paragraph-properties>
      <style:text-properties style:font-name="Mufferaw" fo:font-size="32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 style:shadow="non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_5b_RPG_5d__20_Szövegtörzs_20_-_20_kiemelt_20_kifejezés" style:display-name="[RPG] Szövegtörzs - kiemelt kifejezés" style:family="paragraph" style:parent-style-name="Text_20_body">
      <style:paragraph-properties fo:background-color="transparent">
        <style:tab-stops/>
        <style:background-image/>
      </style:paragraph-properties>
      <style:text-properties fo:color="#808080" fo:text-shadow="none"/>
    </style:style>
    <style:style style:name="_5b_RPG_5d__20_Táblázattartalom_20_1" style:display-name="[RPG] Táblázattartalom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 fo:background-color="transparent">
        <style:tab-stops/>
        <style:background-image/>
      </style:paragraph-properties>
      <style:text-properties style:font-name="FreeSerif2" fo:font-size="9pt" fo:font-weight="bold"/>
    </style:style>
    <style:style style:name="_5b_RPG_5d__20_Szabály_20_kiemelés" style:display-name="[RPG] Szabály kiemelés" style:family="paragraph" style:parent-style-name="Table_20_Contents">
      <style:paragraph-properties fo:margin-left="0cm" fo:margin-right="0cm" fo:margin-top="0cm" fo:margin-bottom="0.101cm" fo:text-align="center" style:justify-single-word="false" fo:text-indent="0cm" style:auto-text-indent="false"/>
      <style:text-properties style:font-name="Times" fo:font-size="12pt" fo:font-style="normal" fo:font-weight="bold"/>
    </style:style>
    <style:style style:name="_5b_RPG_5d__20_Felsorolt_20_pont_20_kifejtése" style:display-name="[RPG] Felsorolt pont kifejtése" style:family="paragraph" style:parent-style-name="Text_20_body">
      <style:paragraph-properties fo:margin-left="0.4cm" fo:margin-right="0.4cm" fo:text-indent="0cm" style:auto-text-indent="false"/>
    </style:style>
    <style:style style:name="_5b_RPG_5d__20_Táblázattartalom_20_-_20_fejléc" style:display-name="[RPG] Táblázattartalom - fejléc" style:family="paragraph" style:parent-style-name="_5b_RPG_5d__20_Táblázattartalom_20_1" style:master-page-name="">
      <style:paragraph-properties fo:background-color="transparent" style:vertical-align="middle">
        <style:tab-stops/>
        <style:background-image/>
      </style:paragraph-properties>
      <style:text-properties fo:font-size="9pt" fo:font-weight="bold"/>
    </style:style>
    <style:style style:name="_5b_RPG_5d__20_Szövegtörzs_20_-_20_példaleírás" style:display-name="[RPG] Szövegtörzs - példaleírás" style:family="paragraph" style:parent-style-name="Text_20_body">
      <style:paragraph-properties fo:margin-left="0.3cm" fo:margin-right="0.3cm" fo:margin-top="0cm" fo:margin-bottom="0.409cm" fo:line-height="100%" fo:text-indent="0cm" style:auto-text-indent="false" fo:background-color="transparent">
        <style:tab-stops/>
        <style:background-image/>
      </style:paragraph-properties>
      <style:text-properties style:font-name="FreeSerif" fo:font-size="11pt" fo:font-style="italic"/>
    </style:style>
    <style:style style:name="_5b_RPG_5d__20_Csillagozott_20_magyarázat" style:display-name="[RPG] Csillagozott magyarázat" style:family="paragraph" style:parent-style-name="Text_20_body">
      <style:paragraph-properties fo:margin-top="0cm" fo:margin-bottom="0cm"/>
      <style:text-properties fo:font-size="9pt"/>
    </style:style>
    <style:style style:name="egy" style:family="paragraph" style:parent-style-name="Standard" style:class="text">
      <style:paragraph-properties fo:margin-left="2cm" fo:margin-right="0cm" fo:line-height="150%" fo:text-align="justify" style:justify-single-word="false" fo:orphans="2" fo:widows="2" fo:text-indent="0cm" style:auto-text-indent="false" fo:background-color="transparent">
        <style:tab-stops>
          <style:tab-stop style:position="1.199cm"/>
        </style:tab-stops>
        <style:background-image/>
      </style:paragraph-properties>
      <style:text-properties style:font-name="FreeSerif2"/>
    </style:style>
    <style:style style:name="_5b_RPG_5d__20_képesség" style:display-name="[RPG] képesség" style:family="paragraph" style:parent-style-name="egy">
      <style:paragraph-properties fo:margin-left="2.499cm" fo:margin-right="0cm" fo:text-indent="0cm" style:auto-text-indent="false"/>
      <style:text-properties style:font-name="FreeSerif3" fo:font-style="italic"/>
    </style:style>
    <style:style style:name="_5b_RPG_5d__20_Összefoglalás" style:display-name="[RPG] Összefoglalás" style:family="paragraph" style:parent-style-name="Text_20_body">
      <style:paragraph-properties fo:text-align="start" style:justify-single-word="false" fo:background-color="transparent">
        <style:tab-stops/>
        <style:background-image/>
      </style:paragraph-properties>
      <style:text-properties style:text-underline-style="dot-dot-dash" style:text-underline-width="auto" style:text-underline-color="font-color" fo:font-weight="bold"/>
    </style:style>
    <style:style style:name="kettő" style:family="paragraph" style:parent-style-name="Standard" style:class="text">
      <style:paragraph-properties fo:margin-left="2cm" fo:margin-right="0cm" fo:margin-top="0.6cm" fo:margin-bottom="0.3cm" fo:text-align="justify" style:justify-single-word="false" fo:text-indent="-2cm" style:auto-text-indent="false">
        <style:tab-stops/>
      </style:paragraph-properties>
      <style:text-properties style:font-name="FreeSerif4" fo:font-size="14pt" fo:font-weight="bold"/>
    </style:style>
    <style:style style:name="_5b_RPG_5d__20_Táblázattartalom_20_-_20_saját_20_-_20_1" style:display-name="[RPG] Táblázattartalom - saját - 1" style:family="paragraph" style:parent-style-name="Table_20_Contents">
      <style:paragraph-properties fo:margin-left="0cm" fo:margin-right="0cm" fo:margin-top="0cm" fo:margin-bottom="0cm" fo:text-align="center" style:justify-single-word="false" fo:keep-together="always" fo:text-indent="0cm" style:auto-text-indent="false">
        <style:tab-stops/>
      </style:paragraph-properties>
      <style:text-properties style:font-name="FreeSerif2" fo:font-size="9pt"/>
    </style:style>
    <style:style style:name="_5b_RPG_5d__20_Táblázattartalom_20_-_20_módosítók" style:display-name="[RPG] Táblázattartalom - módosítók" style:family="paragraph" style:parent-style-name="_5b_RPG_5d__20_Táblázattartalom_20_-_20_saját_20_-_20_1">
      <style:paragraph-properties fo:text-align="start" style:justify-single-word="false" fo:background-color="transparent" style:shadow="none" style:vertical-align="middle">
        <style:tab-stops/>
        <style:background-image/>
      </style:paragraph-properties>
      <style:text-properties fo:font-size="9pt"/>
    </style:style>
    <style:style style:name="_5b_RPG_5d__20_Kis_20_megoldandók" style:display-name="[RPG] Kis megoldandók" style:family="paragraph" style:parent-style-name="Text_20_body" style:next-style-name="Text_20_body">
      <style:paragraph-properties fo:background-color="#00dcff">
        <style:background-image/>
      </style:paragraph-properties>
      <style:text-properties fo:font-style="italic" fo:font-weight="bold"/>
    </style:style>
    <style:style style:name="_5b_RPG_5d__20_Táblázattartalom_20_-_20_tulajdonságok" style:display-name="[RPG] Táblázattartalom - tulajdonságok" style:family="paragraph" style:parent-style-name="_5b_RPG_5d__20_Táblázattartalom_20_-_20_saját_20_-_20_1" style:next-style-name="_5b_RPG_5d__20_Táblázattartalom_20_-_20_saját_20_-_20_1">
      <style:paragraph-properties fo:text-align="start" style:justify-single-word="false"/>
      <style:text-properties fo:font-size="8pt"/>
    </style:style>
    <style:style style:name="_5b_RPG_5d__20_Táblázatfejléc" style:display-name="[RPG] Táblázatfejléc" style:family="paragraph" style:parent-style-name="_5b_RPG_5d__20_Táblázattartalom_20_1">
      <style:paragraph-properties fo:background-color="transparent" style:vertical-align="middle">
        <style:tab-stops/>
        <style:background-image/>
      </style:paragraph-properties>
      <style:text-properties fo:font-weight="bold"/>
    </style:style>
    <style:style style:name="_5b_RPG_5d__20_Probléma_20_fejléc" style:display-name="[RPG] Probléma fejléc" style:family="paragraph" style:parent-style-name="Standard">
      <style:paragraph-properties fo:background-color="#ff6633">
        <style:background-image/>
      </style:paragraph-properties>
      <style:text-properties style:font-name="Arial" fo:font-size="14pt" fo:font-weight="bold"/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Bitstream Vera Sans Mono" style:font-name-asian="Cumberland" style:font-name-complex="Cumberland"/>
    </style:style>
    <style:style style:name="Definition" style:family="text"/>
    <style:style style:name="_5b_RPG_5d_Kiemelt_20_kifejezés" style:display-name="[RPG]Kiemelt kifejezés" style:family="text" style:parent-style-name="Strong_20_Emphasis">
      <style:text-properties fo:background-color="transparent"/>
    </style:style>
    <style:style style:name="_5b_RPG_5d__20_Tulajdonság_5f_megadás" style:display-name="[RPG] Tulajdonság_megadás" style:family="text">
      <style:text-properties fo:font-size="8pt" fo:font-style="italic" fo:background-color="transparent"/>
    </style:style>
    <style:style style:name="_5b_RPG_5d__20_Szürkített" style:display-name="[RPG] Szürkített" style:family="text">
      <style:text-properties fo:color="#b3b3b3" fo:background-color="transparent"/>
    </style:style>
    <style:style style:name="_5b_RPG_5d__20_Áthúzott" style:display-name="[RPG] Áthúzott" style:family="text">
      <style:text-properties style:text-line-through-style="solid" style:text-line-through-width="bold"/>
    </style:style>
    <style:style style:name="_5b_RPG_5d__20_Kiemelt_20_kifejezés" style:display-name="[RPG] Kiemelt kifejezés" style:family="text" style:parent-style-name="Strong_20_Emphasis">
      <style:text-properties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text:style-name="Strong_20_Emphasis" style:num-suffix="." style:num-format="1">
        <style:list-level-properties text:min-label-distance="0.101cm"/>
      </text:outline-level-style>
      <text:outline-level-style text:level="2" style:num-suffix="." style:num-format="1" text:display-levels="2">
        <style:list-level-properties text:min-label-distance="0.15cm"/>
      </text:outline-level-style>
      <text:outline-level-style text:level="3" style:num-suffix=" " style:num-format="1" text:display-levels="3"/>
      <text:outline-level-style text:level="4" style:num-format=""/>
      <text:outline-level-style text:level="5" style:num-format="">
        <style:list-level-properties text:min-label-distance="0.101cm"/>
      </text:outline-level-style>
      <text:outline-level-style text:level="6" style:num-suffix=". " style:num-format="1" text:display-levels="6"/>
      <text:outline-level-style text:level="7" style:num-suffix=". " style:num-format="1" text:display-levels="7"/>
      <text:outline-level-style text:level="8" style:num-suffix=". " style:num-format="1" text:display-levels="8"/>
      <text:outline-level-style text:level="9" style:num-suffix=". " style:num-format="1" text:display-levels="9"/>
      <text:outline-level-style text:level="10" style:num-suffix=". " style:num-format="1" text:display-levels="10"/>
    </text:outline-style>
    <text:list-style style:name="Numbering_20_1" style:display-name="Numbering 1">
      <text:list-level-style-number text:level="1" text:style-name="Numbering_20_Symbols" style:num-format="">
        <style:list-level-properties text:min-label-width="0.499cm"/>
      </text:list-level-style-number>
      <text:list-level-style-number text:level="2" text:style-name="Numbering_20_Symbols" style:num-prefix=" " style:num-suffix=". " style:num-format="1" text:display-levels="2">
        <style:list-level-properties text:space-before="0.023cm" text:min-label-width="0.499cm"/>
      </text:list-level-style-number>
      <text:list-level-style-number text:level="3" text:style-name="Numbering_20_Symbols" style:num-prefix=" " style:num-suffix=" " style:num-format="1" text:display-levels="3">
        <style:list-level-properties text:space-before="0.392cm" text:min-label-width="0.499cm"/>
      </text:list-level-style-number>
      <text:list-level-style-number text:level="4" text:style-name="Numbering_20_Symbols" style:num-format="">
        <style:list-level-properties text:space-before="0.311cm" text:min-label-width="0.499cm"/>
      </text:list-level-style-number>
      <text:list-level-style-number text:level="5" text:style-name="Numbering_20_Symbols" style:num-prefix=" " style:num-suffix=" " style:num-format="1" text:display-levels="5">
        <style:list-level-properties text:space-before="2cm" text:min-label-width="0.499cm"/>
      </text:list-level-style-number>
      <text:list-level-style-number text:level="6" text:style-name="Numbering_20_Symbols" style:num-prefix=" " style:num-suffix=" " style:num-format="1" text:display-levels="6">
        <style:list-level-properties text:space-before="2.501cm" text:min-label-width="0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3.001cm" text:min-label-width="0.499cm"/>
      </text:list-level-style-number>
      <text:list-level-style-number text:level="8" text:style-name="Numbering_20_Symbols" style:num-prefix=" " style:num-suffix=" " style:num-format="1" text:display-levels="8">
        <style:list-level-properties text:space-before="3.502cm" text:min-label-width="0.499cm"/>
      </text:list-level-style-number>
      <text:list-level-style-number text:level="9" text:style-name="Numbering_20_Symbols" style:num-prefix=" " style:num-suffix=" " style:num-format="1" text:display-levels="9">
        <style:list-level-properties text:space-before="4.001cm" text:min-label-width="0.49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●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●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●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●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●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●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●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●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●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●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●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●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●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●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●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●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●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Bullet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2" text:style-name="Bullet_20_Symbols" text:bullet-char="•">
        <style:list-level-properties text:space-before="0.801cm" text:min-label-width="0.4cm"/>
        <style:text-properties style:font-name="StarSymbol"/>
      </text:list-level-style-bullet>
      <text:list-level-style-bullet text:level="3" text:style-name="Bullet_20_Symbols" text:bullet-char="•">
        <style:list-level-properties text:space-before="1.202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60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2.002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403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803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3.204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604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4.004cm" text:min-label-width="0.4cm"/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Nimbus Sans L"/>
    </style:style>
    <style:style style:name="P2" style:family="paragraph" style:parent-style-name="Footer">
      <style:paragraph-properties fo:text-align="center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.277cm" fo:margin-right="2cm" style:writing-mode="lr-tb" style:footnote-max-height="0cm"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pm3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504cm" fo:margin-left="0cm" fo:margin-right="0cm" fo:margin-top="0.499cm"/>
      </style:footer-style>
    </style:page-layout>
    <style:page-layout style:name="pm4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KM20</text:p>
      </style:header>
      <style:footer>
        <text:p text:style-name="P2"><text:page-number text:select-page="current">2</text:page-number></text:p>
      </style:footer>
    </style:master-page>
    <style:master-page style:name="First_20_Page" style:display-name="First Page" style:page-layout-name="pm2" style:next-style-name="Standard">
      <style:header>
        <text:p text:style-name="Header"/>
      </style:header>
    </style:master-page>
    <style:master-page style:name="Index" style:page-layout-name="pm3">
      <style:header>
        <text:p text:style-name="Header"/>
      </style:header>
      <style:footer>
        <text:p text:style-name="P2"><text:page-number style:num-format="I" text:select-page="current">II</text:page-number></text:p>
      </style:footer>
    </style:master-page>
    <style:master-page style:name="Endnote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dc:title>km100 képzettségrendszer</dc:title>
    <dc:subject>Képzettségrendszer</dc:subject>
    <dc:language>hu-HU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62" meta:word-count="303" meta:character-count="2353"/>
  </office:meta>
</office:document-meta>
</file>